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0cf1b0" officeooo:paragraph-rsid="000cf1b0"/>
    </style:style>
    <style:style style:name="P4" style:family="paragraph" style:parent-style-name="Text_20_body">
      <style:text-properties style:font-name="Arial" fo:font-weight="bold" officeooo:rsid="000d015d" officeooo:paragraph-rsid="000d015d" style:font-weight-asian="bold" style:font-weight-complex="bold"/>
    </style:style>
    <style:style style:name="P5" style:family="paragraph" style:parent-style-name="Text_20_body">
      <style:text-properties style:font-name="Arial" fo:font-weight="bold" officeooo:rsid="000ee52a" officeooo:paragraph-rsid="000ee52a" style:font-weight-asian="bold" style:font-weight-complex="bold"/>
    </style:style>
    <style:style style:name="P6" style:family="paragraph" style:parent-style-name="Text_20_body">
      <style:text-properties style:font-name="Arial" officeooo:rsid="000ee52a" officeooo:paragraph-rsid="000ee52a"/>
    </style:style>
    <style:style style:name="P7" style:family="paragraph" style:parent-style-name="Text_20_body">
      <style:text-properties style:font-name="Arial" fo:font-weight="normal" officeooo:rsid="000ee52a" officeooo:paragraph-rsid="000ee52a" style:font-weight-asian="normal" style:font-weight-complex="normal"/>
    </style:style>
    <style:style style:name="P8" style:family="paragraph" style:parent-style-name="Text_20_body">
      <style:text-properties style:font-name="Arial" fo:font-weight="normal" officeooo:rsid="000f57c6" officeooo:paragraph-rsid="000f57c6" style:font-weight-asian="normal" style:font-weight-complex="normal"/>
    </style:style>
    <style:style style:name="T1" style:family="text">
      <style:text-properties officeooo:rsid="000cf1b0"/>
    </style:style>
    <style:style style:name="T2" style:family="text">
      <style:text-properties officeooo:rsid="000d01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015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1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ULA 37 – </text:span>GERENCIAMENTO DE USUÁRIOS E GRUPOS 04 - CRIAR USUÁRIOS - COMANDOS USERADD E ADDUSER</text:h>
      <text:p text:style-name="P2"/>
      <text:p text:style-name="P3">Comando useradd – Criar uma conta de usuário do sistema</text:p>
      <text:p text:style-name="P3">useradd [opções] conta</text:p>
      <text:p text:style-name="P3"><text:span text:style-name="T3">-c</text:span> comentário – Define o campo comentário (nome usuário, telefone, etc)</text:p>
      <text:p text:style-name="P3"><text:span text:style-name="T3">-d</text:span> <text:s/>dir_home – Definir o diretório home do usuário</text:p>
      <text:p text:style-name="P3"><text:span text:style-name="T3">-</text:span><text:span text:style-name="T4">m</text:span><text:span text:style-name="T2"> <text:s/>– Cria e preenche o diretório home</text:span></text:p>
      <text:p text:style-name="P3"><text:span text:style-name="T3">-</text:span><text:span text:style-name="T4">s</text:span><text:span text:style-name="T2"> shell – Usa o shell</text:span></text:p>
      <text:p text:style-name="P3">-<text:span text:style-name="T2">e data de expiração – Data na qual a conta será desabilitada – formato AAAA-MM-DD</text:span></text:p>
      <text:p text:style-name="P3">-<text:span text:style-name="T2">u UID – UID desejada para o usuário</text:span></text:p>
      <text:p text:style-name="P4">useradd -m -c “Carlos Chagas” -s <text:span text:style-name="T6">/bin/bash chagas</text:span></text:p>
      <text:p text:style-name="P6">Comando addu<text:span text:style-name="T9">s</text:span>er – Script em Perl que utiliza o programa useradd para realizar tarefas de criação de usuários no dabian e derivados; no <text:span text:style-name="T3">Red Hat </text:span><text:span text:style-name="T8">e derivados é apenas um link simbólico para o useradd.</text:span></text:p>
      <text:p text:style-name="P7">Pode ser usado para adicionar um usuário a um grupo</text:p>
      <text:p text:style-name="P5">adduser usuário grupo_existente</text:p>
      <text:p text:style-name="P7">Para criar um usuário</text:p>
      <text:p text:style-name="P7"><text:span text:style-name="T3">adduser</text:span> conta usuário</text:p>
      <text:p text:style-name="P8">o script está presente no diretório <text:span text:style-name="T3">/</text:span><text:span text:style-name="T5">usr/</text:span><text:span text:style-name="T7">sbin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1:30:09.443159483</meta:creation-date>
    <dc:date>2020-03-27T21:31:29.063776274</dc:date>
    <meta:editing-duration>PT15M51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47" meta:character-count="885" meta:non-whitespace-character-count="741"/>
  </office:meta>
</office:document-meta>
</file>